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version="1.2" manifest:media-type="application/vnd.oasis.opendocument.graphics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graphics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graphics"/>
  <manifest:file-entry manifest:full-path="content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0000000120000001229CA8D8AA5357ED5.gif" manifest:media-type="image/gif"/>
  <manifest:file-entry manifest:full-path="Pictures/1000020000000012000000121C9584D3C5FF3D46.gif" manifest:media-type="image/gif"/>
  <manifest:file-entry manifest:full-path="Pictures/1000000000000400000003004E0C82BD2A30380C.png" manifest:media-type="image/png"/>
  <manifest:file-entry manifest:full-path="Pictures/100002000000001200000012628A12A2F2A67334.gif" manifest:media-type="image/gif"/>
  <manifest:file-entry manifest:full-path="Pictures/100000000000040000000300CA0EBF4BF829EF1A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200000000120000001216E9653ACB70C71D.gif" manifest:media-type="image/gif"/>
  <manifest:file-entry manifest:full-path="Pictures/1000020000000012000000124BF85FC8CD793F55.gif" manifest:media-type="image/gif"/>
  <manifest:file-entry manifest:full-path="Pictures/100002000000001200000012B89E7DB66FDFEA3F.gif" manifest:media-type="image/gif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graphics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2" manifest:media-type="application/vnd.oasis.opendocument.graphics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Noto Sans Cond ExtBd2" svg:font-family="'Noto Sans Cond ExtBd'" style:font-family-generic="swiss"/>
    <style:font-face style:name="Noto Sans Cond ExtBd1" svg:font-family="'Noto Sans Cond ExtBd'" style:font-adornments="標準" style:font-family-generic="swiss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Noto Sans Cond ExtBd" svg:font-family="'Noto Sans Cond ExtBd'" style:font-adornments="標準" style:font-family-generic="swiss" style:font-pitch="fixed"/>
    <style:font-face style:name="標楷體4" svg:font-family="標楷體" style:font-adornments="標準" style:font-family-generic="swiss" style:font-pitch="fixed"/>
    <style:font-face style:name="Roboto1" svg:font-family="Roboto" style:font-pitch="variable"/>
    <style:font-face style:name="Tahoma" svg:font-family="Tahoma" style:font-pitch="variable"/>
    <style:font-face style:name="方正明體1" svg:font-family="方正明體" style:font-pitch="variable"/>
    <style:font-face style:name="標楷體6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1" svg:font-family="Thorndale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Noto Sans Cond ExtBd3" svg:font-family="'Noto Sans Cond ExtBd'" style:font-family-generic="swiss" style:font-pitch="variable"/>
    <style:font-face style:name="Tahoma1" svg:font-family="Tahoma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draw:auto-grow-height="true" fo:min-height="7.393cm"/>
      <style:paragraph-properties style:writing-mode="lr-tb"/>
    </style:style>
    <style:style style:name="pr8" style:family="presentation" style:parent-style-name="標準_20_1-title">
      <style:graphic-properties fo:min-height="2.163cm"/>
      <style:paragraph-properties style:writing-mode="lr-tb"/>
    </style:style>
    <style:style style:name="pr9" style:family="presentation" style:parent-style-name="標準_20_1-outline1">
      <style:graphic-properties fo:min-height="15.5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1.2cm" fo:margin-right="0cm" fo:margin-top="0cm" fo:margin-bottom="0.2cm" fo:text-indent="0cm">
        <style:tab-stops/>
      </style:paragraph-properties>
    </style:style>
    <style:style style:name="P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style:font-name="Liberation Serif" style:font-name-asian="Noto Sans Cond ExtBd2" style:font-name-complex="Noto Sans Cond ExtBd2" style:font-size-complex="32pt"/>
    </style:style>
    <style:style style:name="T4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style:font-name="Liberation Serif1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image text:level="3">
        <style:list-level-properties text:space-before="3cm" text:min-label-width="0.6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<text:line-break/></text:span><text:span text:style-name="T2">Electrical Impedanc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Resistive and Reactive Elements</text:p>
              </text:list-item>
              <text:list-item>
                <text:p>Laplace and Fourier Transforms</text:p>
              </text:list-item>
              <text:list-item>
                <text:p>Measuring Impedance</text:p>
              </text:list-item>
              <text:list-item>
                <text:p>Transfer Function</text:p>
              </text:list-item>
              <text:list-item>
                <text:p>Amplifiers</text:p>
              </text:list-item>
              <text:list-item>
                <text:p>Operational Amplifier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4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aplace Transform and Fourier Transform</text:p>
          </draw:text-box>
        </draw:frame>
        <draw:frame presentation:style-name="pr7" draw:text-style-name="P6" draw:layer="layout" svg:width="25cm" svg:height="7.393cm" svg:x="0.5cm" svg:y="12cm" presentation:class="outline" presentation:user-transformed="true">
          <draw:text-box>
            <text:list text:style-name="L3">
              <text:list-item>
                <text:p>Properties of the Laplace Transform:</text:p>
              </text:list-item>
              <text:list-item>
                <text:p>Differentiation in time domain =&gt; multiply by s (or j<text:span text:style-name="T3">ω)</text:span> in Transform domain</text:p>
              </text:list-item>
            </text:list>
            <text:list text:style-name="L4">
              <text:list-item>
                <text:p text:style-name="P7"><text:span text:style-name="T4">Integration in time domain =&gt; multiply by 1/s (or 1/</text:span>j<text:span text:style-name="T3">ω) in Transform domain</text:span></text:p>
              </text:list-item>
            </text:list>
          </draw:text-box>
        </draw:frame>
        <draw:frame draw:style-name="gr2" draw:layer="layout" svg:width="10.163cm" svg:height="1.34cm" svg:x="4.001cm" svg:y="5.1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8" draw:layer="layout" svg:width="11.476cm" svg:height="1.342cm" svg:x="4cm" svg:y="7.65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3">
        <office:forms form:automatic-focus="false" form:apply-design-mode="false"/>
        <draw:frame presentation:style-name="pr8" draw:text-style-name="P6" draw:layer="layout" svg:width="25cm" svg:height="2.163cm" svg:x="0.5cm" svg:y="0.837cm" presentation:class="title" presentation:user-transformed="true">
          <draw:text-box>
            <text:p>Resistive and Reactive Elements – Time and Laplace</text:p>
          </draw:text-box>
        </draw:frame>
        <draw:frame draw:style-name="gr2" draw:layer="layout" svg:width="14.948cm" svg:height="6.22cm" svg:x="3.259cm" svg:y="4.1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8" draw:layer="layout" svg:width="14.94cm" svg:height="4.968cm" svg:x="4.582cm" svg:y="12.4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mpedance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Impedance is the ratio of voltage to current in the Laplace domain or Fourier domain</text:p>
              </text:list-item>
            </text:list>
          </draw:text-box>
        </draw:frame>
        <draw:frame draw:style-name="gr2" draw:layer="layout" svg:width="6.704cm" svg:height="6.208cm" svg:x="15.296cm" svg:y="6.292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alculating Impedance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Resistor and capacitor in series</text:p>
                <text:p/>
              </text:list-item>
              <text:list-item>
                <text:p>R and C in parallel</text:p>
              </text:list-item>
            </text:list>
          </draw:text-box>
        </draw:frame>
        <draw:frame draw:style-name="gr2" draw:layer="layout" svg:width="5.99cm" svg:height="5.832cm" svg:x="13.31cm" svg:y="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ing Impedance</text:p>
          </draw:text-box>
        </draw:frame>
        <draw:frame presentation:style-name="pr5" draw:text-style-name="P6" draw:layer="layout" svg:width="9.5cm" svg:height="15.5cm" svg:x="0.5cm" svg:y="4cm" presentation:class="outline" presentation:user-transformed="true">
          <draw:text-box>
            <text:list text:style-name="L3">
              <text:list-item>
                <text:p>Simple method is to Measure with sinusoidal <text:span text:style-name="T5">V, I</text:span></text:p>
              </text:list-item>
            </text:list>
          </draw:text-box>
        </draw:frame>
        <draw:frame draw:style-name="gr2" draw:layer="layout" svg:width="6.737cm" svg:height="2.427cm" svg:x="1.263cm" svg:y="10.073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8" draw:layer="layout" svg:width="15.486cm" svg:height="11.932cm" svg:x="9.753cm" svg:y="5.4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put-output Transfer ratio and Transfer function</text:p>
          </draw:text-box>
        </draw:frame>
        <draw:frame presentation:style-name="pr9" draw:text-style-name="P6" draw:layer="layout" svg:width="25cm" svg:height="15.5cm" svg:x="0.5cm" svg:y="4cm" presentation:class="outline" presentation:user-transformed="true">
          <draw:text-box>
            <text:list text:style-name="L3">
              <text:list-item>
                <text:p>Input-Output relation</text:p>
                <text:list>
                  <text:list-item>
                    <text:p>Purely real terms (e.g., resistance)</text:p>
                  </text:list-item>
                  <text:list-item>
                    <text:p>Includes Reactive terms</text:p>
                  </text:list-item>
                </text:list>
              </text:list-item>
              <text:list-item>
                <text:p>Transfer function: </text:p>
                <text:p/>
                <text:p/>
                <text:p/>
              </text:list-item>
              <text:list-item>
                <text:p>Measuring Transfer ratio</text:p>
              </text:list-item>
            </text:list>
          </draw:text-box>
        </draw:frame>
        <draw:frame draw:style-name="gr2" draw:text-style-name="P8" draw:layer="layout" svg:width="6.124cm" svg:height="2.323cm" svg:x="13.5cm" svg:y="7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put-output Transfer ratio</text:p>
          </draw:text-box>
        </draw:frame>
        <draw:frame presentation:style-name="pr9" draw:text-style-name="P6" draw:layer="layout" svg:width="14.5cm" svg:height="15.5cm" svg:x="0.5cm" svg:y="4cm" presentation:class="outline" presentation:user-transformed="true">
          <draw:text-box>
            <text:list text:style-name="L3">
              <text:list-item>
                <text:p>Input-Output relation</text:p>
                <text:list>
                  <text:list-item>
                    <text:p>Purely real terms (i.e., only resistance)</text:p>
                    <text:p/>
                  </text:list-item>
                </text:list>
                <text:p><text:s/></text:p>
                <text:p/>
                <text:p/>
                <text:p/>
              </text:list-item>
              <text:list-item>
                <text:p>Measuring Transfer ratio:</text:p>
                <text:p/>
              </text:list-item>
            </text:list>
          </draw:text-box>
        </draw:frame>
        <draw:frame draw:style-name="gr2" draw:text-style-name="P8" draw:layer="layout" svg:width="4.889cm" svg:height="2.323cm" svg:x="2.376cm" svg:y="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8" draw:layer="layout" svg:width="10.256cm" svg:height="10.457cm" svg:x="14.234cm" svg:y="4.9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4.434cm" svg:height="2.244cm" svg:x="5cm" svg:y="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draw:frame presentation:style-name="pr4" draw:text-style-name="P6" draw:layer="layout" svg:width="25cm" svg:height="2.163cm" svg:x="0.5cm" svg:y="0.837cm" presentation:class="title">
          <draw:text-box>
            <text:p>Input-output Transfer Function</text:p>
          </draw:text-box>
        </draw:frame>
        <draw:frame presentation:style-name="pr9" draw:text-style-name="P6" draw:layer="layout" svg:width="14.5cm" svg:height="15.5cm" svg:x="0.5cm" svg:y="4cm" presentation:class="outline" presentation:user-transformed="true">
          <draw:text-box>
            <text:list text:style-name="L3">
              <text:list-item>
                <text:p>Input-Output relation</text:p>
                <text:list>
                  <text:list-item>
                    <text:p>Complex terms </text:p>
                    <text:p>(i.e., R, L, C)</text:p>
                    <text:p/>
                  </text:list-item>
                </text:list>
                <text:p><text:s/></text:p>
                <text:p/>
                <text:p/>
                <text:p/>
              </text:list-item>
              <text:list-item>
                <text:p>Measuring Transfer ratio:</text:p>
                <text:p/>
              </text:list-item>
            </text:list>
          </draw:text-box>
        </draw:frame>
        <draw:frame draw:style-name="gr2" draw:text-style-name="P8" draw:layer="layout" svg:width="6.124cm" svg:height="2.323cm" svg:x="2.376cm" svg:y="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8" draw:layer="layout" svg:width="10.256cm" svg:height="10.457cm" svg:x="14.234cm" svg:y="4.98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8" draw:layer="layout" svg:width="7.524cm" svg:height="2.286cm" svg:x="5cm" svg:y="1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draw:frame presentation:style-name="pr4" draw:text-style-name="P6" draw:layer="layout" svg:width="25cm" svg:height="2.163cm" svg:x="0.5cm" svg:y="0.837cm" presentation:class="title">
          <draw:text-box>
            <text:p>Input-output Transfer Function – High Pass Filter</text:p>
          </draw:text-box>
        </draw:frame>
        <draw:frame presentation:style-name="pr9" draw:text-style-name="P6" draw:layer="layout" svg:width="14.5cm" svg:height="15.5cm" svg:x="0.5cm" svg:y="4cm" presentation:class="outline" presentation:user-transformed="true">
          <draw:text-box>
            <text:list text:style-name="L3">
              <text:list-item>
                <text:p>Transfer function of an RC filter – High Pass</text:p>
                <text:p><text:s/>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1.518cm" svg:height="2.286cm" svg:x="1.723cm" svg:y="7.51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8" draw:layer="layout" svg:width="10.256cm" svg:height="10.457cm" svg:x="15.144cm" svg:y="3.84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8" draw:layer="layout" svg:width="16.834cm" svg:height="2.286cm" svg:x="1.223cm" svg:y="12.51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8.904cm" svg:height="2.461cm" svg:x="1.223cm" svg:y="16.01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>
        <draw:frame presentation:style-name="pr4" draw:text-style-name="P6" draw:layer="layout" svg:width="25cm" svg:height="2.163cm" svg:x="0.5cm" svg:y="0.837cm" presentation:class="title">
          <draw:text-box>
            <text:p>Input-output Transfer Function</text:p>
          </draw:text-box>
        </draw:frame>
        <draw:frame presentation:style-name="pr9" draw:text-style-name="P6" draw:layer="layout" svg:width="14.5cm" svg:height="15.5cm" svg:x="0.5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ansfer function of RC filter – Low Pass:</text:p>
                <text:p/>
              </text:list-item>
            </text:list>
          </draw:text-box>
        </draw:frame>
        <draw:frame draw:style-name="gr3" draw:text-style-name="P8" draw:layer="layout" svg:width="10.256cm" svg:height="10.457cm" svg:x="14.5cm" svg:y="4.54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8" draw:layer="layout" svg:width="11.518cm" svg:height="2.286cm" svg:x="1cm" svg:y="9.71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8" draw:layer="layout" svg:width="16.834cm" svg:height="2.286cm" svg:x="1.1cm" svg:y="13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8.904cm" svg:height="2.333cm" svg:x="1.1cm" svg:y="17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draw:frame presentation:style-name="pr4" draw:text-style-name="P6" draw:layer="layout" svg:width="25cm" svg:height="2.163cm" svg:x="0.5cm" svg:y="0.837cm" presentation:class="title">
          <draw:text-box>
            <text:p>Attenuators and Amplifiers <text:s text:c="43"/></text:p>
          </draw:text-box>
        </draw:frame>
        <draw:frame presentation:style-name="pr5" draw:text-style-name="P6" draw:layer="layout" svg:width="25cm" svg:height="15.5cm" svg:x="0.5cm" svg:y="4cm" presentation:class="outline" presentation:placeholder="true">
          <draw:text-box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Noto Sans Cond ExtBd2" svg:font-family="'Noto Sans Cond ExtBd'" style:font-family-generic="swiss"/>
    <style:font-face style:name="Noto Sans Cond ExtBd1" svg:font-family="'Noto Sans Cond ExtBd'" style:font-adornments="標準" style:font-family-generic="swiss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Noto Sans Cond ExtBd" svg:font-family="'Noto Sans Cond ExtBd'" style:font-adornments="標準" style:font-family-generic="swiss" style:font-pitch="fixed"/>
    <style:font-face style:name="標楷體4" svg:font-family="標楷體" style:font-adornments="標準" style:font-family-generic="swiss" style:font-pitch="fixed"/>
    <style:font-face style:name="Roboto1" svg:font-family="Roboto" style:font-pitch="variable"/>
    <style:font-face style:name="Tahoma" svg:font-family="Tahoma" style:font-pitch="variable"/>
    <style:font-face style:name="方正明體1" svg:font-family="方正明體" style:font-pitch="variable"/>
    <style:font-face style:name="標楷體6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1" svg:font-family="Thorndale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Noto Sans Cond ExtBd3" svg:font-family="'Noto Sans Cond ExtBd'" style:font-family-generic="swiss" style:font-pitch="variable"/>
    <style:font-face style:name="Tahoma1" svg:font-family="Tahoma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621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1" fo:font-size="18pt" style:font-name-asian="標楷體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1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1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1" fo:font-size="20pt" fo:font-weight="bold" style:font-name-asian="標楷體" style:font-size-asian="18pt" style:font-size-complex="18pt"/>
    </style:style>
    <style:style style:name="MT5" style:family="text">
      <style:text-properties fo:color="#000000" style:font-name="Arial1" fo:font-size="20pt" style:font-name-asian="標楷體" style:font-size-asian="18pt" style:font-size-complex="18pt"/>
    </style:style>
    <style:style style:name="MT6" style:family="text">
      <style:text-properties fo:color="#4c4c4c" style:font-name="Arial1" fo:font-size="18pt" style:font-name-asian="標楷體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1" fo:font-size="18pt" style:font-name-asian="標楷體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3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3</text:page-number></text:span></text:p>
        </draw:text-box>
      </draw:frame>
      <draw:frame draw:style-name="Mgr3" draw:text-style-name="MP14" draw:layer="backgroundobjects" svg:width="9.5cm" svg:height="3.871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3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3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4.2$Linux_X86_64 LibreOffice_project/40$Build-2</meta:generator>
    <meta:creation-date>2014-08-26T08:28:06.174483250</meta:creation-date>
    <dc:language>en-US</dc:language>
    <meta:editing-cycles>68</meta:editing-cycles>
    <meta:editing-duration>PT5H34M18S</meta:editing-duration>
    <meta:initial-creator>Suresh Devasahayam</meta:initial-creator>
    <dc:date>2021-01-08T09:56:36.524019055</dc:date>
    <dc:creator>Suresh Devasahayam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Resistance</mi>
            <mspace width="20em"/>
            <mrow>
              <mi>V</mi>
              <mo stretchy="false">=</mo>
              <mrow>
                <mi>R</mi>
                <mo stretchy="false">⋅</mo>
                <mi>I</mi>
              </mrow>
            </mrow>
          </mrow>
        </mtd>
      </mtr>
      <mtr>
        <mtd>
          <mrow>
            <mi mathvariant="italic">Inductance</mi>
            <mspace width="20em"/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</mi>
            </mrow>
            <mfrac>
              <mrow>
                <mi>d</mi>
                <mi>I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</mrow>
        </mtd>
      </mtr>
      <mtr>
        <mtd>
          <mrow>
            <mi mathvariant="italic">Capacitance</mi>
            <mspace width="12em"/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i>C</mi>
              </mfrac>
            </mrow>
            <mrow>
              <mo stretchy="false">∫</mo>
              <mrow>
                <mi>I</mi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</mrow>
          </mrow>
        </mtd>
      </mtr>
    </mtable>
    <annotation encoding="StarMath 5.0">Resistance~~~~~~~~~~V=R cdot I newline
Inductance~~~~~~~~~~V( t ) = L { d I(t) } over { dt } newline
Capacitance~~~~~~V( t )= 1 over C int { I(t) dt }</annotation>
  </semantics>
</math>
</file>

<file path=Object 10/content.xml><?xml version="1.0" encoding="utf-8"?>
<math xmlns="http://www.w3.org/1998/Math/MathML" display="block">
  <semantics>
    <mrow>
      <mi>H</mi>
      <mo stretchy="false">=</mo>
      <mfrac>
        <mi mathvariant="italic">Output</mi>
        <mi mathvariant="italic">Input</mi>
      </mfrac>
    </mrow>
    <annotation encoding="StarMath 5.0">H= {Output} over {Input}</annotation>
  </semantics>
</math>
</file>

<file path=Object 11/content.xml><?xml version="1.0" encoding="utf-8"?>
<math xmlns="http://www.w3.org/1998/Math/MathML" display="block">
  <semantics>
    <mrow>
      <mi>L</mi>
      <mrow>
        <mrow>
          <mo fence="true" stretchy="false">{</mo>
          <mrow>
            <mrow>
              <mi>x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row>
          <mo stretchy="false">∫</mo>
          <mi>x</mi>
        </mrow>
      </mrow>
      <mrow>
        <mo fence="true" stretchy="false">(</mo>
        <mrow>
          <mi>t</mi>
        </mrow>
        <mo fence="true" stretchy="false">)</mo>
      </mrow>
      <msup>
        <mi>e</mi>
        <mrow>
          <mo stretchy="false">−</mo>
          <mi mathvariant="italic">st</mi>
        </mrow>
      </msup>
      <mrow>
        <mi mathvariant="italic">dt</mi>
        <mo stretchy="false">=</mo>
        <mi>X</mi>
      </mrow>
      <mrow>
        <mo fence="true" stretchy="false">(</mo>
        <mrow>
          <mi>s</mi>
        </mrow>
        <mo fence="true" stretchy="false">)</mo>
      </mrow>
    </mrow>
    <annotation encoding="StarMath 5.0">L lbrace { x(t) } rbrace =int x( t ) e^{ -st } dt = X( s)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{</mo>
          <mrow>
            <mrow>
              <mi>x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row>
          <mo stretchy="false">∫</mo>
          <mi>x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i mathvariant="normal">ω</mi>
          <mi>t</mi>
        </mrow>
      </msup>
      <mrow>
        <mi mathvariant="italic">dt</mi>
        <mo stretchy="false">=</mo>
        <mi>X</mi>
      </mrow>
      <mrow>
        <mo fence="true" stretchy="false">(</mo>
        <mrow>
          <mrow>
            <mi>j</mi>
            <mi mathvariant="normal">ω</mi>
          </mrow>
        </mrow>
        <mo fence="true" stretchy="false">)</mo>
      </mrow>
    </mrow>
    <annotation encoding="StarMath 5.0">F lbrace { x(t) } rbrace =int x( t ) e^{ -j %omega t } dt = X( j %omega)</annotation>
  </semantics>
</math>
</file>

<file path=Object 13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i mathvariant="italic">Output</mi>
          <mi mathvariant="italic">Input</mi>
        </mfrac>
      </mrow>
    </mrow>
    <annotation encoding="StarMath 5.0">H( s ) = {Output} over {Input}</annotation>
  </semantics>
</math>
</file>

<file path=Object 14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8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1cm" fo:min-width="1.26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38cm" fo:min-width="1.01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73cm" svg:y1="6.307cm" svg:x2="12.674cm" svg:y2="6.308cm">
          <text:p/>
        </draw:line>
        <draw:line draw:style-name="gr2" draw:text-style-name="P1" draw:layer="layout" svg:x1="6.35cm" svg:y1="3.916cm" svg:x2="6.35cm" svg:y2="6.35cm">
          <text:p/>
        </draw:line>
        <draw:frame draw:style-name="gr3" draw:text-style-name="P2" draw:layer="layout" svg:width="1.323cm" svg:height="1.114cm" svg:x="5.889cm" svg:y="4.609cm">
          <draw:text-box>
            <text:p>V<text:span text:style-name="T1">1</text:span></text:p>
          </draw:text-box>
        </draw:frame>
        <draw:line draw:style-name="gr2" draw:text-style-name="P1" draw:layer="layout" svg:x1="12.651cm" svg:y1="3.816cm" svg:x2="12.651cm" svg:y2="6.25cm">
          <text:p/>
        </draw:line>
        <draw:frame draw:style-name="gr3" draw:text-style-name="P2" draw:layer="layout" svg:width="1.323cm" svg:height="1.114cm" svg:x="12.19cm" svg:y="4.509cm">
          <draw:text-box>
            <text:p>V<text:span text:style-name="T1">2</text:span></text:p>
          </draw:text-box>
        </draw:frame>
        <draw:frame draw:style-name="gr4" draw:text-style-name="P3" draw:layer="layout" svg:width="1.323cm" svg:height="1.114cm" svg:x="7.69cm" svg:y="3.009cm">
          <draw:text-box>
            <text:p><text:span text:style-name="T2">Z</text:span><text:span text:style-name="T1">1</text:span></text:p>
          </draw:text-box>
        </draw:frame>
        <draw:frame draw:style-name="gr4" draw:text-style-name="P3" draw:layer="layout" svg:width="1.323cm" svg:height="1.114cm" svg:x="9.391cm" svg:y="4.609cm">
          <draw:text-box>
            <text:p><text:span text:style-name="T2">Z</text:span><text:span text:style-name="T1">2</text:span></text:p>
          </draw:text-box>
        </draw:frame>
        <draw:custom-shape draw:style-name="gr5" draw:text-style-name="P4" draw:layer="layout" svg:width="1.764cm" svg:height="0.801cm" svg:x="7.283cm" svg:y="3.1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12cm" svg:height="0.688cm" draw:transform="rotate (1.5707963267949) translate (9.614cm 5.826cm)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3.313cm" svg:height="0.854cm" svg:x="9.033cm" svg:y="3.474cm" svg:viewBox="0 0 3314 855" draw:points="0,27 909,27 909,855 909,0 3314,0">
          <text:p/>
        </draw:polyline>
        <draw:line draw:style-name="gr1" draw:text-style-name="P1" draw:layer="layout" svg:x1="7.269cm" svg:y1="3.528cm" svg:x2="5.425cm" svg:y2="3.528cm">
          <text:p/>
        </draw:line>
        <draw:line draw:style-name="gr1" draw:text-style-name="P1" draw:layer="layout" svg:x1="9.942cm" svg:y1="5.826cm" svg:x2="9.942cm" svg:y2="6.307cm">
          <text:p/>
        </draw:line>
      </draw:page>
    </office:drawing>
  </office:body>
</office:document-content>
</file>

<file path=Object 14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math xmlns="http://www.w3.org/1998/Math/MathML" display="block">
  <semantics>
    <mrow>
      <mfrac>
        <mrow>
          <msub>
            <mi>V</mi>
            <mn>2</mn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sub>
            <mi>Z</mi>
            <mn>2</mn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Z</mi>
            <mn>1</mn>
          </msub>
          <mrow>
            <mrow>
              <mo fence="true" stretchy="false">(</mo>
              <mrow>
                <mi>s</mi>
              </mrow>
              <mo fence="true" stretchy="false">)</mo>
            </mrow>
            <mo stretchy="false">+</mo>
            <msub>
              <mi>Z</mi>
              <mn>2</mn>
            </msub>
          </mrow>
          <mrow>
            <mo fence="true" stretchy="false">(</mo>
            <mrow>
              <mi>s</mi>
            </mrow>
            <mo fence="true" stretchy="false">)</mo>
          </mrow>
        </mrow>
      </mfrac>
    </mrow>
    <annotation encoding="StarMath 5.0">{V_2 (s)} over {V_1 (s)} = {Z_2 (s)} over { Z_1 (s) + Z_2 (s) }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j</mi>
              <mi>ω</mi>
            </mrow>
          </mrow>
          <mo fence="true" stretchy="false">)</mo>
        </mrow>
        <mo stretchy="false">=</mo>
        <mfrac>
          <mrow>
            <msub>
              <mi>V</mi>
              <mn>2</mn>
            </msub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  <mrow>
            <msub>
              <mi>V</mi>
              <mn>1</mn>
            </msub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</mfrac>
        <mo stretchy="false">=</mo>
        <mfrac>
          <msub>
            <mi>R</mi>
            <mn>2</mn>
          </msub>
          <mrow>
            <mrow>
              <mn>1</mn>
              <mo stretchy="false">/</mo>
              <mrow>
                <mo fence="true" stretchy="false">(</mo>
                <mrow>
                  <mrow>
                    <msub>
                      <mi>C</mi>
                      <mn>1</mn>
                    </msub>
                    <mi>j</mi>
                    <mi>ω</mi>
                  </mrow>
                </mrow>
                <mo fence="true" stretchy="false">)</mo>
              </mrow>
            </mrow>
            <mo stretchy="false">+</mo>
            <msub>
              <mi>R</mi>
              <mn>2</mn>
            </msub>
          </mrow>
        </mfrac>
        <mo stretchy="false">=</mo>
        <mfrac>
          <mrow>
            <msub>
              <mi>R</mi>
              <mn>2</mn>
            </msub>
            <msub>
              <mi>C</mi>
              <mn>1</mn>
            </msub>
            <mi>j</mi>
            <mi>ω</mi>
          </mrow>
          <mrow>
            <mrow>
              <mn>1</mn>
              <mo stretchy="false">+</mo>
              <msub>
                <mi>R</mi>
                <mn>2</mn>
              </msub>
            </mrow>
            <msub>
              <mi>C</mi>
              <mn>1</mn>
            </msub>
            <mi>j</mi>
            <mi>ω</mi>
          </mrow>
        </mfrac>
      </mrow>
    </mrow>
    <annotation encoding="StarMath 5.0">H(j %omega) = {V_2 (j %omega)} over {V_1 (j %omega)} = {R_2} over { 1/(C_1 j %omega) + R_2 } = {R_2 C_1 j %omega} over { 1 + R_2 C_1 j %omega  }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j</mi>
              <mi>ω</mi>
            </mrow>
          </mrow>
          <mo fence="true" stretchy="false">)</mo>
        </mrow>
        <mo stretchy="false">=</mo>
        <mfrac>
          <mrow>
            <msub>
              <mi>V</mi>
              <mn>2</mn>
            </msub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  <mrow>
            <msub>
              <mi>V</mi>
              <mn>1</mn>
            </msub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</mfrac>
        <mo stretchy="false">=</mo>
        <mfrac>
          <mrow>
            <mn>1</mn>
            <mo stretchy="false">/</mo>
            <mrow>
              <mo fence="true" stretchy="false">(</mo>
              <mrow>
                <mrow>
                  <msub>
                    <mi>C</mi>
                    <mn>2</mn>
                  </msub>
                  <mi>j</mi>
                  <mi>ω</mi>
                </mrow>
              </mrow>
              <mo fence="true" stretchy="false">)</mo>
            </mrow>
          </mrow>
          <mrow>
            <msub>
              <mi>R</mi>
              <mn>1</mn>
            </msub>
            <mo stretchy="false">+</mo>
            <mrow>
              <mn>1</mn>
              <mo stretchy="false">/</mo>
              <mrow>
                <mo fence="true" stretchy="false">(</mo>
                <mrow>
                  <mrow>
                    <msub>
                      <mi>C</mi>
                      <mn>2</mn>
                    </msub>
                    <mi>j</mi>
                    <mi>ω</mi>
                  </mrow>
                </mrow>
                <mo fence="true" stretchy="false">)</mo>
              </mrow>
            </mrow>
          </mrow>
        </mfrac>
        <mo stretchy="false">=</mo>
        <mfrac>
          <mn>1</mn>
          <mrow>
            <mrow>
              <mn>1</mn>
              <mo stretchy="false">+</mo>
              <msub>
                <mi>R</mi>
                <mn>1</mn>
              </msub>
            </mrow>
            <msub>
              <mi>C</mi>
              <mn>2</mn>
            </msub>
            <mi>j</mi>
            <mi>ω</mi>
          </mrow>
        </mfrac>
      </mrow>
    </mrow>
    <annotation encoding="StarMath 5.0">H(j %omega)={V_2 (j %omega)} over {V_1 (j %omega)} = {1/(C_2 j %omega)} over { R_1 + 1/(C_2 j %omega)} = 1 over { 1+R_1 C_2 j %omega}</annotation>
  </semantics>
</math>
</file>

<file path=Object 18/content.xml><?xml version="1.0" encoding="utf-8"?>
<math xmlns="http://www.w3.org/1998/Math/MathML" display="block">
  <semantics>
    <mrow>
      <mfrac>
        <mrow>
          <msub>
            <mi>V</mi>
            <mn>2</mn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R</mi>
          <mn>2</mn>
        </msub>
        <mrow>
          <mrow>
            <mn>1</mn>
            <mo stretchy="false">/</mo>
            <mrow>
              <mo fence="true" stretchy="false">(</mo>
              <mrow>
                <mrow>
                  <msub>
                    <mi>C</mi>
                    <mn>1</mn>
                  </msub>
                  <mi>s</mi>
                </mrow>
              </mrow>
              <mo fence="true" stretchy="false">)</mo>
            </mrow>
          </mrow>
          <mo stretchy="false">+</mo>
          <msub>
            <mi>R</mi>
            <mn>2</mn>
          </msub>
        </mrow>
      </mfrac>
      <mo stretchy="false">=</mo>
      <mfrac>
        <mrow>
          <msub>
            <mi>R</mi>
            <mn>2</mn>
          </msub>
          <msub>
            <mi>C</mi>
            <mn>1</mn>
          </msub>
          <mi>s</mi>
        </mrow>
        <mrow>
          <mrow>
            <mn>1</mn>
            <mo stretchy="false">+</mo>
            <msub>
              <mi>R</mi>
              <mn>2</mn>
            </msub>
          </mrow>
          <msub>
            <mi>C</mi>
            <mn>1</mn>
          </msub>
          <mi>s</mi>
        </mrow>
      </mfrac>
    </mrow>
    <annotation encoding="StarMath 5.0">{V_2 (s)} over {V_1 (s)} = {R_2} over { 1/(C_1 s) + R_2 } = {R_2 C_1 s} over { 1 + R_2 C_1 s  }</annotation>
  </semantics>
</math>
</file>

<file path=Object 1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8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592cm" svg:height="0.74cm" draw:transform="rotate (1.5707963267949) translate (8.906cm 6.304cm)" svg:viewBox="0 0 2593 741" draw:points="0,424 821,424 900,0 1032,741 1191,0 1350,741 1482,53 1561,397 2593,397">
          <text:p/>
        </draw:polyline>
        <draw:line draw:style-name="gr1" draw:text-style-name="P1" draw:layer="layout" svg:x1="9.287cm" svg:y1="3.73cm" svg:x2="12.409cm" svg:y2="3.73cm">
          <text:p/>
        </draw:line>
        <draw:line draw:style-name="gr1" draw:text-style-name="P1" draw:layer="layout" svg:x1="6.747cm" svg:y1="6.308cm" svg:x2="12.674cm" svg:y2="6.308cm">
          <text:p/>
        </draw:line>
        <draw:line draw:style-name="gr2" draw:text-style-name="P1" draw:layer="layout" svg:x1="6.35cm" svg:y1="3.916cm" svg:x2="6.35cm" svg:y2="6.35cm">
          <text:p/>
        </draw:line>
        <draw:frame draw:style-name="gr3" draw:text-style-name="P2" draw:layer="layout" svg:width="1.323cm" svg:height="1.114cm" svg:x="5.889cm" svg:y="4.609cm">
          <draw:text-box>
            <text:p>V<text:span text:style-name="T1">1</text:span></text:p>
          </draw:text-box>
        </draw:frame>
        <draw:line draw:style-name="gr2" draw:text-style-name="P1" draw:layer="layout" svg:x1="12.651cm" svg:y1="3.816cm" svg:x2="12.651cm" svg:y2="6.25cm">
          <text:p/>
        </draw:line>
        <draw:frame draw:style-name="gr3" draw:text-style-name="P2" draw:layer="layout" svg:width="1.323cm" svg:height="1.114cm" svg:x="12.19cm" svg:y="4.509cm">
          <draw:text-box>
            <text:p>V<text:span text:style-name="T1">2</text:span></text:p>
          </draw:text-box>
        </draw:frame>
        <draw:frame draw:style-name="gr4" draw:text-style-name="P3" draw:layer="layout" svg:width="1.323cm" svg:height="1.114cm" svg:x="7.49cm" svg:y="2.209cm">
          <draw:text-box>
            <text:p><text:span text:style-name="T2">C</text:span><text:span text:style-name="T1">1</text:span></text:p>
          </draw:text-box>
        </draw:frame>
        <draw:frame draw:style-name="gr4" draw:text-style-name="P3" draw:layer="layout" svg:width="1.323cm" svg:height="1.114cm" svg:x="9.391cm" svg:y="4.609cm">
          <draw:text-box>
            <text:p><text:span text:style-name="T2">R</text:span><text:span text:style-name="T1">2</text:span></text:p>
          </draw:text-box>
        </draw:frame>
        <draw:g>
          <draw:line draw:style-name="gr5" draw:text-style-name="P1" draw:layer="layout" svg:x1="7.938cm" svg:y1="3.321cm" svg:x2="7.938cm" svg:y2="4.096cm">
            <text:p/>
          </draw:line>
          <draw:line draw:style-name="gr5" draw:text-style-name="P1" draw:layer="layout" svg:x1="8.238cm" svg:y1="3.322cm" svg:x2="8.238cm" svg:y2="4.097cm">
            <text:p/>
          </draw:line>
        </draw:g>
        <draw:line draw:style-name="gr1" draw:text-style-name="P1" draw:layer="layout" svg:x1="9.301cm" svg:y1="3.741cm" svg:x2="8.258cm" svg:y2="3.741cm">
          <text:p/>
        </draw:line>
        <draw:line draw:style-name="gr1" draw:text-style-name="P1" draw:layer="layout" svg:x1="7.902cm" svg:y1="3.741cm" svg:x2="6.859cm" svg:y2="3.741cm">
          <text:p/>
        </draw:line>
      </draw:page>
    </office:drawing>
  </office:body>
</office:document-content>
</file>

<file path=Object 1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table>
      <mtr>
        <mtd>
          <mrow>
            <mi mathvariant="italic">Resistance</mi>
            <mspace width="24em"/>
            <mi>V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i>R</mi>
                <mo stretchy="false">⋅</mo>
                <mi>I</mi>
              </mrow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i mathvariant="italic">Inductance</mi>
            <mspace width="16em"/>
            <mi>V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L</mi>
            </mrow>
            <mspace width="0.5em"/>
            <mrow>
              <mi>s</mi>
              <mo stretchy="false">⋅</mo>
              <mi>I</mi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i mathvariant="italic">Capacitance</mi>
            <mspace width="16em"/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frac>
                  <mn>1</mn>
                  <mrow>
                    <mi>C</mi>
                    <mspace width="0.5em"/>
                    <mi>s</mi>
                  </mrow>
                </mfrac>
                <mo stretchy="false">⋅</mo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</mrow>
        </mtd>
      </mtr>
    </mtable>
    <annotation encoding="StarMath 5.0">Resistance~~~~~~~~~~~~V(s)= R cdot I(s) newline
Inductance~~~~~~~~V( s ) = L`s cdot I(s) newline
Capacitance~~~~~~~~V( t )= {1 over {C`s}} cdot  {I(s)}</annotation>
  </semantics>
</math>
</file>

<file path=Object 20/content.xml><?xml version="1.0" encoding="utf-8"?>
<math xmlns="http://www.w3.org/1998/Math/MathML" display="block">
  <semantics>
    <mrow>
      <mrow>
        <mo fence="true" stretchy="false">|</mo>
        <mrow>
          <mrow>
            <mi>H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</mrow>
        <mo fence="true" stretchy="false">|</mo>
      </mrow>
      <mo stretchy="false">=</mo>
      <mfrac>
        <mn>1</mn>
        <msqrt>
          <mrow>
            <mn>1</mn>
            <mo stretchy="false">+</mo>
            <msup>
              <mrow>
                <mo fence="true" stretchy="false">(</mo>
                <mrow>
                  <mrow>
                    <msub>
                      <mi>R</mi>
                      <mn>1</mn>
                    </msub>
                    <msub>
                      <mi>C</mi>
                      <mn>2</mn>
                    </msub>
                    <mi>ω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lline H(j %omega) rline = 1 over sqrt { 1+(R_1 C_2 %omega)^2}</annotation>
  </semantics>
</math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8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73cm" svg:y1="6.307cm" svg:x2="12.674cm" svg:y2="6.308cm">
          <text:p/>
        </draw:line>
        <draw:line draw:style-name="gr2" draw:text-style-name="P1" draw:layer="layout" svg:x1="6.35cm" svg:y1="3.916cm" svg:x2="6.35cm" svg:y2="6.35cm">
          <text:p/>
        </draw:line>
        <draw:frame draw:style-name="gr3" draw:text-style-name="P2" draw:layer="layout" svg:width="1.323cm" svg:height="1.114cm" svg:x="5.889cm" svg:y="4.609cm">
          <draw:text-box>
            <text:p>V<text:span text:style-name="T1">1</text:span></text:p>
          </draw:text-box>
        </draw:frame>
        <draw:line draw:style-name="gr2" draw:text-style-name="P1" draw:layer="layout" svg:x1="12.651cm" svg:y1="3.816cm" svg:x2="12.651cm" svg:y2="6.25cm">
          <text:p/>
        </draw:line>
        <draw:frame draw:style-name="gr3" draw:text-style-name="P2" draw:layer="layout" svg:width="1.323cm" svg:height="1.114cm" svg:x="12.19cm" svg:y="4.509cm">
          <draw:text-box>
            <text:p>V<text:span text:style-name="T1">2</text:span></text:p>
          </draw:text-box>
        </draw:frame>
        <draw:frame draw:style-name="gr4" draw:text-style-name="P3" draw:layer="layout" svg:width="1.323cm" svg:height="1.114cm" svg:x="10.433cm" svg:y="4.609cm">
          <draw:text-box>
            <text:p><text:span text:style-name="T2">C</text:span><text:span text:style-name="T1">2</text:span></text:p>
          </draw:text-box>
        </draw:frame>
        <draw:polyline draw:style-name="gr1" draw:text-style-name="P1" draw:layer="layout" svg:width="3.313cm" svg:height="1.336cm" svg:x="9.033cm" svg:y="3.474cm" svg:viewBox="0 0 3314 1337" draw:points="0,42 909,42 909,1337 909,0 3314,0">
          <text:p/>
        </draw:polyline>
        <draw:line draw:style-name="gr1" draw:text-style-name="P1" draw:layer="layout" svg:x1="7.269cm" svg:y1="3.528cm" svg:x2="5.425cm" svg:y2="3.528cm">
          <text:p/>
        </draw:line>
        <draw:line draw:style-name="gr1" draw:text-style-name="P1" draw:layer="layout" svg:x1="9.942cm" svg:y1="5.131cm" svg:x2="9.942cm" svg:y2="6.307cm">
          <text:p/>
        </draw:line>
        <draw:polyline draw:style-name="gr1" draw:text-style-name="P1" draw:layer="layout" svg:width="2.592cm" svg:height="0.74cm" svg:x="6.795cm" svg:y="3.107cm" svg:viewBox="0 0 2593 741" draw:points="0,424 821,424 900,0 1032,741 1191,0 1350,741 1482,53 1561,397 2593,397">
          <text:p/>
        </draw:polyline>
        <draw:g>
          <draw:line draw:style-name="gr5" draw:text-style-name="P1" draw:layer="layout" svg:x1="9.507cm" svg:y1="4.837cm" svg:x2="10.443cm" svg:y2="4.837cm">
            <text:p/>
          </draw:line>
          <draw:line draw:style-name="gr5" draw:text-style-name="P1" draw:layer="layout" svg:x1="9.507cm" svg:y1="5.137cm" svg:x2="10.443cm" svg:y2="5.137cm">
            <text:p/>
          </draw:line>
        </draw:g>
        <draw:frame draw:style-name="gr4" draw:text-style-name="P3" draw:layer="layout" svg:width="1.323cm" svg:height="1.114cm" svg:x="7.434cm" svg:y="1.609cm">
          <draw:text-box>
            <text:p><text:span text:style-name="T2">R</text:span><text:span text:style-name="T1">1</text:span></text:p>
          </draw:text-box>
        </draw:fram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2/content.xml><?xml version="1.0" encoding="utf-8"?>
<math xmlns="http://www.w3.org/1998/Math/MathML" display="block">
  <semantics>
    <mrow>
      <mfrac>
        <mrow>
          <msub>
            <mi>V</mi>
            <mn>2</mn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n>1</mn>
          <mo stretchy="false">/</mo>
          <mrow>
            <mo fence="true" stretchy="false">(</mo>
            <mrow>
              <mrow>
                <msub>
                  <mi>C</mi>
                  <mn>2</mn>
                </msub>
                <mi>s</mi>
              </mrow>
            </mrow>
            <mo fence="true" stretchy="false">)</mo>
          </mrow>
        </mrow>
        <mrow>
          <msub>
            <mi>R</mi>
            <mn>1</mn>
          </msub>
          <mo stretchy="false">+</mo>
          <mrow>
            <mn>1</mn>
            <mo stretchy="false">/</mo>
            <mrow>
              <mo fence="true" stretchy="false">(</mo>
              <mrow>
                <mrow>
                  <msub>
                    <mi>C</mi>
                    <mn>2</mn>
                  </msub>
                  <mi>s</mi>
                </mrow>
              </mrow>
              <mo fence="true" stretchy="false">)</mo>
            </mrow>
          </mrow>
        </mrow>
      </mfrac>
      <mo stretchy="false">=</mo>
      <mfrac>
        <mn>1</mn>
        <mrow>
          <mrow>
            <mn>1</mn>
            <mo stretchy="false">+</mo>
            <msub>
              <mi>R</mi>
              <mn>1</mn>
            </msub>
          </mrow>
          <msub>
            <mi>C</mi>
            <mn>2</mn>
          </msub>
          <mi>s</mi>
        </mrow>
      </mfrac>
    </mrow>
    <annotation encoding="StarMath 5.0">{V_2 (s)} over {V_1 (s)} = {1/(C_2 s)} over { R_1 + 1/(C_2 s)} = 1 over { 1+R_1 C_2 s}</annotation>
  </semantics>
</math>
</file>

<file path=Object 23/content.xml><?xml version="1.0" encoding="utf-8"?>
<math xmlns="http://www.w3.org/1998/Math/MathML" display="block">
  <semantics>
    <mrow>
      <mrow>
        <mo fence="true" stretchy="false">|</mo>
        <mrow>
          <mrow>
            <mi>H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row>
        </mrow>
        <mo fence="true" stretchy="false">|</mo>
      </mrow>
      <mo stretchy="false">=</mo>
      <mfrac>
        <mrow>
          <msub>
            <mi>R</mi>
            <mn>2</mn>
          </msub>
          <msub>
            <mi>C</mi>
            <mn>1</mn>
          </msub>
          <mi>ω</mi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sub>
                      <mi>R</mi>
                      <mn>2</mn>
                    </msub>
                    <msub>
                      <mi>C</mi>
                      <mn>1</mn>
                    </msub>
                    <mi>ω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lline H(j %omega) rline = {R_2 C_1 %omega} over sqrt { 1 + (R_2 C_1 %omega)^2  }</annotation>
  </semantics>
</math>
</file>

<file path=Object 3/content.xml><?xml version="1.0" encoding="utf-8"?>
<math xmlns="http://www.w3.org/1998/Math/MathML" display="block">
  <semantics>
    <mtable>
      <mtr>
        <mtd>
          <mrow>
            <mi>Z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i>V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i>Z</mi>
            <mrow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  <mo stretchy="false">=</mo>
              <mfrac>
                <mrow>
                  <mi>V</mi>
                  <mrow>
                    <mo fence="true" stretchy="false">(</mo>
                    <mrow>
                      <mrow>
                        <mi>j</mi>
                        <mi>ω</mi>
                      </mrow>
                    </mrow>
                    <mo fence="true" stretchy="false">)</mo>
                  </mrow>
                </mrow>
                <mrow>
                  <mi>I</mi>
                  <mrow>
                    <mo fence="true" stretchy="false">(</mo>
                    <mrow>
                      <mrow>
                        <mi>j</mi>
                        <mi>ω</mi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Z( s ) = { V(s) } over { I(s) } newline newline

Z( j %omega ) = { V(j %omega) } over { I(j %omega) }</annotation>
  </semantics>
</math>
</file>

<file path=Object 4/content.xml><?xml version="1.0" encoding="utf-8"?>
<math xmlns="http://www.w3.org/1998/Math/MathML" display="block">
  <semantics>
    <mtable>
      <mtr>
        <mtd>
          <mrow>
            <mi>Z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i>R</mi>
                <mo stretchy="false">+</mo>
                <mfrac>
                  <mn>1</mn>
                  <mi mathvariant="italic">Cs</mi>
                </mfrac>
              </mrow>
            </mrow>
          </mrow>
        </mtd>
      </mtr>
      <mtr>
        <mtd>
          <mrow/>
        </mtd>
      </mtr>
      <mtr>
        <mtd>
          <mrow>
            <mi>Z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i>R</mi>
                <mrow>
                  <mn>1</mn>
                  <mo stretchy="false">+</mo>
                  <mi mathvariant="italic">RCs</mi>
                </mrow>
              </mfrac>
            </mrow>
          </mrow>
        </mtd>
      </mtr>
    </mtable>
    <annotation encoding="StarMath 5.0">Z( s ) = R+ 1 over { Cs}  newline newline

Z( s )=R over { 1+RCs }</annotation>
  </semantics>
</math>
</file>

<file path=Object 5/content.xml><?xml version="1.0" encoding="utf-8"?>
<math xmlns="http://www.w3.org/1998/Math/MathML" display="block">
  <semantics>
    <mrow>
      <mrow>
        <mfrac>
          <mrow>
            <mi>V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  <mrow>
            <mi>I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</mfrac>
        <mo stretchy="false">=</mo>
        <mi>Z</mi>
      </mrow>
      <mrow>
        <mo fence="true" stretchy="false">(</mo>
        <mrow>
          <mrow>
            <mi>j</mi>
            <mi mathvariant="normal">ω</mi>
          </mrow>
        </mrow>
        <mo fence="true" stretchy="false">)</mo>
      </mrow>
    </mrow>
    <annotation encoding="StarMath 5.0">{V(j %omega)} over {I(j %omega)} = Z( j %omega )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i mathvariant="italic">Output</mi>
          <mi mathvariant="italic">Input</mi>
        </mfrac>
      </mrow>
    </mrow>
    <annotation encoding="StarMath 5.0">H( s ) = {Output} over {Input}</annotation>
  </semantics>
</math>
</file>

<file path=Object 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592cm" svg:height="0.74cm" svg:x="6.694cm" svg:y="3.333cm" svg:viewBox="0 0 2593 741" draw:points="0,424 821,424 900,0 1032,741 1191,0 1350,741 1482,53 1561,397 2593,397">
          <text:p/>
        </draw:polyline>
        <draw:polyline draw:style-name="gr1" draw:text-style-name="P1" draw:layer="layout" svg:width="2.592cm" svg:height="0.74cm" draw:transform="rotate (1.5707963267949) translate (8.906cm 6.304cm)" svg:viewBox="0 0 2593 741" draw:points="0,424 821,424 900,0 1032,741 1191,0 1350,741 1482,53 1561,397 2593,397">
          <text:p/>
        </draw:polyline>
        <draw:line draw:style-name="gr1" draw:text-style-name="P1" draw:layer="layout" svg:x1="9.287cm" svg:y1="3.73cm" svg:x2="12.409cm" svg:y2="3.73cm">
          <text:p/>
        </draw:line>
        <draw:line draw:style-name="gr1" draw:text-style-name="P1" draw:layer="layout" svg:x1="6.747cm" svg:y1="6.308cm" svg:x2="12.674cm" svg:y2="6.308cm">
          <text:p/>
        </draw:line>
        <draw:line draw:style-name="gr2" draw:text-style-name="P1" draw:layer="layout" svg:x1="6.35cm" svg:y1="3.916cm" svg:x2="6.35cm" svg:y2="6.35cm">
          <text:p/>
        </draw:line>
        <draw:frame draw:style-name="gr3" draw:text-style-name="P2" draw:layer="layout" svg:width="1.323cm" svg:height="1.114cm" svg:x="5.889cm" svg:y="4.609cm">
          <draw:text-box>
            <text:p>V<text:span text:style-name="T1">1</text:span></text:p>
          </draw:text-box>
        </draw:frame>
        <draw:line draw:style-name="gr2" draw:text-style-name="P1" draw:layer="layout" svg:x1="12.651cm" svg:y1="3.816cm" svg:x2="12.651cm" svg:y2="6.25cm">
          <text:p/>
        </draw:line>
        <draw:frame draw:style-name="gr3" draw:text-style-name="P2" draw:layer="layout" svg:width="1.323cm" svg:height="1.114cm" svg:x="12.19cm" svg:y="4.509cm">
          <draw:text-box>
            <text:p>V<text:span text:style-name="T1">2</text:span></text:p>
          </draw:text-box>
        </draw:frame>
        <draw:frame draw:style-name="gr4" draw:text-style-name="P3" draw:layer="layout" svg:width="1.323cm" svg:height="1.114cm" svg:x="7.49cm" svg:y="2.409cm">
          <draw:text-box>
            <text:p><text:span text:style-name="T2">R</text:span><text:span text:style-name="T1">1</text:span></text:p>
          </draw:text-box>
        </draw:frame>
        <draw:frame draw:style-name="gr4" draw:text-style-name="P3" draw:layer="layout" svg:width="1.323cm" svg:height="1.114cm" svg:x="9.391cm" svg:y="4.609cm">
          <draw:text-box>
            <text:p><text:span text:style-name="T2">R</text:span><text:span text:style-name="T1">2</text:span></text:p>
          </draw:text-box>
        </draw:frame>
      </draw:page>
    </office:drawing>
  </office:body>
</office:document-content>
</file>

<file path=Object 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row>
      <mfrac>
        <msub>
          <mi>V</mi>
          <mn>2</mn>
        </msub>
        <msub>
          <mi>V</mi>
          <mn>1</mn>
        </msub>
      </mfrac>
      <mo stretchy="false">=</mo>
      <mfrac>
        <msub>
          <mi>R</mi>
          <mn>2</mn>
        </msub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V_2 over V_1 = R_2 over { R_1 + R_2 }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P4" style:family="paragraph">
      <loext:graphic-properties draw:fill="solid" draw:fill-color="#ffffff"/>
      <style:text-properties style:font-name="Liberation Serif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4.1cm" svg:x="11.9cm" svg:y="4.3cm">
          <draw:text-box>
            <text:p/>
            <text:p/>
            <text:p><text:span text:style-name="T1">Z(j</text:span><text:span text:style-name="T2">ω)</text:span></text:p>
          </draw:text-box>
        </draw:frame>
        <draw:polyline draw:style-name="gr2" draw:text-style-name="P2" draw:layer="layout" svg:width="1.699cm" svg:height="9.299cm" draw:transform="rotate (1.5707963267949) translate (3.5cm 4.3cm)" svg:viewBox="0 0 1700 9300" draw:points="0,9300 1700,9300 1700,0">
          <text:p/>
        </draw:polyline>
        <draw:polyline draw:style-name="gr2" draw:text-style-name="P2" draw:layer="layout" svg:width="1.699cm" svg:height="9.299cm" draw:transform="rotate (1.5707963267949) translate (3.5cm 10.1cm)" svg:viewBox="0 0 1700 9300" draw:points="1700,9300 0,9300 0,0">
          <text:p/>
        </draw:polyline>
        <draw:line draw:style-name="gr3" draw:text-style-name="P2" draw:layer="layout" svg:x1="3.2cm" svg:y1="3.5cm" svg:x2="3.2cm" svg:y2="8.5cm">
          <text:p/>
        </draw:line>
        <draw:frame draw:style-name="gr4" draw:text-style-name="P4" draw:layer="layout" svg:width="2.1cm" svg:height="1.4cm" svg:x="2.2cm" svg:y="5.3cm">
          <draw:text-box>
            <text:p text:style-name="P3"><text:span text:style-name="T1">V(j</text:span><text:span text:style-name="T2">ω)</text:span></text:p>
          </draw:text-box>
        </draw:frame>
        <draw:frame draw:style-name="gr5" draw:text-style-name="P5" draw:layer="layout" svg:width="2.6cm" svg:height="1.4cm" svg:x="6cm" svg:y="3cm">
          <draw:text-box>
            <text:p text:style-name="P3"><text:span text:style-name="T1">I(j</text:span><text:span text:style-name="T2">ω)</text:span></text:p>
          </draw:text-box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